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xte de gauche:</text:p>
      <text:p text:style-name="P1"/>
      <text:p text:style-name="P1">Comme le français, un langage de programmation a une grammaire.</text:p>
      <text:p text:style-name="P1"></text:p>
      <text:p text:style-name="P1">Les règles de la grammaire doivent être suivies impérativement car seuls les programmes bien écrits peuvent être traduits en langage machine par le compilateur.</text:p>
      <text:p text:style-name="P1"></text:p>
      <text:p text:style-name="P1">Dans notre exemple, j'écris "avance (); tourne (90)" en suivant la règle de grammaire suivante:</text:p>
      <text:p text:style-name="P1"></text:p>
      <text:p text:style-name="P1">Règle 1 : "Un programme est bien écrit si il commence par un programme bien écrit P suivi d'un point-virgule puis d'un programme bien écrit Q." </text:p>
      <text:p text:style-name="P1"></text:p>
      <text:p text:style-name="P1">Ainsi, le code source "avance () et puis tourne (90)" n'est pas un programme bien écrit. </text:p>
      <text:p text:style-name="P1"/>
      <text:p text:style-name="P1"/>
      <text:p text:style-name="P2">Texte de droite :</text:p>
      <text:p text:style-name="P1">Un langage de programmation propose des primitives. </text:p>
      <text:p text:style-name="P1"></text:p>
      <text:p text:style-name="P1">Les programmes s'appuient sur des mécanismes primitifs pour construire des mécanismes plus complexes, sur lesquels reposent la construction de mécanismes encore plus complexes ... et ainsi de suite.</text:p>
      <text:p text:style-name="P1"></text:p>
      <text:p text:style-name="P1">Dans notre exemple, quand j'écris "tourne (90)", je fais appel à une action primitive de mon langage. Il y a aussi des règles à suivre pour les utiliser :</text:p>
      <text:p text:style-name="P1"></text:p>
      <text:p text:style-name="P1">Règle 2 : "Pour faire appel à une action primitive, j'écris le nom de cette action puis une parenthèse, puis une liste d'arguments séparés par des virgules et enfin, une parenthèse fermante."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7T08:06:52</meta:creation-date>
    <meta:document-statistic meta:table-count="0" meta:image-count="0" meta:object-count="0" meta:page-count="1" meta:paragraph-count="18" meta:word-count="194" meta:character-count="1205"/>
    <dc:date>2010-05-07T08:08:49</dc:date>
    <meta:editing-duration>PT00H01M57S</meta:editing-duration>
    <meta:editing-cycles>1</meta:editing-cycles>
    <meta:generator>OpenOffice.org/3.1$Unix OpenOffice.org_project/310m19$Build-9420</meta:generator>
  </office:meta>
</office:document-meta>
</file>